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МАГИСТРАЛЬ</text:p>
      <text:p text:style-name="P4"/>
      <text:p text:style-name="P2">1</text:p>
      <text:p text:style-name="P4"/>
      <text:p text:style-name="P4">Утром Ану разбудил резкий мужской голос - она забыла выключить радио, когда ложилась спать. <text:s/>Ана даже не могла понять, что говорит ведущий - слова и интонации были знакомыми, но в то же время лишенными смысла. Однако стремительный ритм речи, которой вторил дрожащий звон резонирующего динамика, и какая-то неестественная надрывная бодрость голоса - на всей той громкости, что способен был выдать ее слабенький комнатный приемник - заставили ее поспешно встать с постели, несмотря на тяжелую головную боль после вчерашних событий.</text:p>
      <text:p text:style-name="P4">Утренние сумерки за окном были неотличимы от вечерних.</text:p>
      <text:p text:style-name="P4">Над соседним зданием больше не поднимались языки огня, пожар уже потушили, полицейские корабли больше не пикировали над кручей неровных городских строений - улицы, казалось, совсем не сохранили следов недавнего светопреставления, утренний вид из окна был уныл и спокоен, как если бы все произошедшее было лишь бредовым сном после праздничного салюта, но Ана, еще даже не успев окончательно прийти в себя после болезненного пробуждения, чувствовала какие-то неуловимые изменения вокруг, в зареве раннего рассвета, в чистом бесцветном небе, даже в домах на другой стороне улицы, все еще подернутых сумеречной тенью. Как будто чего-то не хватало.</text:p>
      <text:p text:style-name="P4">Голос говорил:</text:p>
      <text:p text:style-name="P4">- Стал известен результат сложения общей площади. Как одна из возможных причин. Не исключается и настоящий момент магистрали. Далеко ведет этот взрыв активности.</text:p>
      <text:p text:style-name="P4">Левая рука у Аны заныла чуть <text:span text:style-name="T1">ниже</text:span> локтя - она вспомнила, что забыла приготовить шприц и ампулу перед сном.</text:p>
      <text:p text:style-name="P4">- Через прямую связь вновь задерживается <text:span text:style-name="T1">включение.</text:span> Это не является первым признаком подобного явления. А может стать лишь усилением расчета солнечной активности. Здесь очевидно отсутствует происшествие.</text:p>
      <text:p text:style-name="P4">В комнате было душно. Очиститель воздуха снова перестал работать - изношенный механизм в его потертом гофрированном корпусе не издавал привычный вялый шелест, и Ана совсем не чувствовала зыбкое слабое дыхание, когда касалась рукой решетчатой лицевой панели очистителя. Приходилось дышать часто и глубоко, с силой втягивая воздух.</text:p>
      <text:p text:style-name="P4">Ане вдруг захотелось открыть окно. Не соображая, что делает, в сонной одури, она уже начала сдирать клейкую ленту с рамы, пыталась повернуть тугую ручку, всохшую в переплет окна, но вовремя <text:soft-page-break/>остановилась.</text:p>
      <text:p text:style-name="P4">Голос по радио говорил:</text:p>
      <text:p text:style-name="P4">- Торжество проводов ночи кроется в причинах возникновения газа. Тот факт, когда представляется невозможным само представление, ради которого был перенес час паники. Смысл становится понятным через очертания трагедии.</text:p>
      <text:p text:style-name="P4">Ана наконец вспомнила, как вставлять ампулу в шприц. Руки ее дрожали. После укола она часто чувствовала тошноту. Теплый ком подступал к горлу, начинали слезиться глаза. Ана выключила радио, и ей как будто стало легче. </text:p>
      <text:p text:style-name="P4">День начинался. </text:p>
      <text:p text:style-name="P4">Город в проеме окна казался бесформенным и пустым, как посмертный слепок с человеческого лица.</text:p>
      <text:p text:style-name="P4"/>
      <text:p text:style-name="P2">2</text:p>
      <text:p text:style-name="P4"/>
      <text:p text:style-name="P4">До станции Нивартан, где Ана обычно садилась на бесшумный скорый поезд, уносивший ее над раскаленной мостовой в знойное марево занимавшегося дня, надо было пройти <text:span text:style-name="T1">несколько</text:span> квартал<text:span text:style-name="T1">ов</text:span> пешком. Ана не выспалась, и даже эта недолгая прогулка представлялась ей невыносимым мучением - ее действительно подшташнивало после укола, лицо в респираторной маске вспотело, ей вдруг захотелось пить, но уже не было времени возвращаться домой. На фасаде соседнего дома судорожно трепыхался синий флажок, который она не заметила раньше. <text:s/>Ветер сдувал с высоких балконов пыль.</text:p>
      <text:p text:style-name="P4">Обычно по утрам на улице было довольно людно, слышался нескончаемый гортанный гомон, приглушенный действием препарата, Ану постоянно кто-то толкал, люди в цветных одеждах толкались под эстакадой, но сейчас, справившись с тошнотой, Ана вдруг поняла, что вокруг никого нет - над головой не проносятся как обычно черные тени поездов, не слышно возгласов и шума шагов, и никто не спешит на станцию. Было пусто и тихо - как будто ночную тревогу еще не отменили и, хотя зарево над городом уже погасло, по-прежнему нельзя было выходить из своих домов.</text:p>
      <text:p text:style-name="P4">Над улицей, которая начиналась сразу за домом Аны, не возвышался цельнометаллический скелет скоростной эстакады, этот район был одним из немногих, не охваченных вездесущей транспортной сетью, и из-за этого грязно-серые обветренные своды старинных зданий, с легкой <text:s/>тенью разрухи, казались выше, чем обычно.</text:p>
      <text:p text:style-name="P4">Ана вздрогнула, услышав за спиной глухой ломкий стук - с одного из фасадов отвалился кусок рассохшейся облицовки и, рассыпавшись на <text:soft-page-break/>мелкие осколки еще в воздухе, упал каменным градом на тротуар. Даже ходить по этим улицам было опасно. Ана вспомнила, как кто-то говорил ей - наверное, Нив, хотя ей редко доводилось забредать в эти опустошенные трущобы, - что нужно держаться подальше от стен зданий - на тех улицах, где не прокладывали транспортные линии, дома зачастую даже не пытались реставрировать, и те медленно разрушались, стены рассекали глубокие трещины, фигурный орнамент, когда-то яркий, выцвел и рассохся, из-за чего казалось, что эти веколетний постройки возведены из пыльного дуплистого камня.</text:p>
      <text:p text:style-name="P4">Ветер усилился и дул Ане в спину.</text:p>
      <text:p text:style-name="P4">Ана быстро устала. У нее заболели ноги и стало сложно дышать. Было такое чувство, что фильтры в респираторной маске забились - и лишь сильно, судорожно втягивая в себя вместе с дорожной пылью воздух, удавалось хоть как-то вздохнуть. Ана вспомнила свои страшные непонятные сны, в которых она снимала респираторную маску, отдирая ее липкую резиновую кожу от своего лица, и начинала дышать мертвым раскаленным воздухом, который обжигал ей легкие. Но с каждым вздохом дышать хотелось только сильнее, Ана чувствовала пульсирующую постоянно растущую боль в груди, которая, казалось, разрывала ее легкие, а улица начинала сумрачно темнеть как во время утреннего затмения, непроницаемая тьма окружала, смыкалась вокруг Аны, оставляя только узкий бессветный коридор, который уходил в никуда.</text:p>
      <text:p text:style-name="P4">Ана разволновалась, вспомнив об этих кошмарах. Ее лицо под респираторной маской было совсем потным, и черная резина неприятно клеилась к коже. Ана остановилась, чтобы немного передохнуть и, нарушая предупредительный запрет, прислонилась спиной к пыльной стене здания.</text:p>
      <text:p text:style-name="P4">Она совсем отвыкла от долгих пеших прогулок, хотя когда-то, много лет назад, врачи даже советовали ей почаще ходить пешком - как мучительную безжалостную терапию, после которой у нее нередко случался приступ. Сейчас же она больше ходила по коридорам института, чем по улицам. Все было рядом, все далекое казалось близким, когда рядом с домом проходили линии скоростных поездов.</text:p>
      <text:p text:style-name="P4">Длинная куртка Аны, затянутая поясом внахлест, была теплой не по сезону, но привычный звенящий зной постоянно сменялся ветром, резким, приносившим запах песков, который Ана не чувствовала из-за респираторной маски, но в то же время обдающий каким-то необъяснимым вызывающим озноб холодом, и снять куртку Ана не решалась. Ей нужно было продолжать идти.</text:p>
      <text:p text:style-name="P4">Чем дальше Ана отдалялась от своего дома, тем более людными становились улицы. Куски облицовки больше не осыпались со стен на <text:soft-page-break/>тротуар, здания выглядели чище, многие даже сохранили следы бесчисленных реставраций, точно подтяжек лица. Хлопали двери подъездов, послышался заунывный стон из невидимого громкоговорителя, Ана пыталась прислушаться, но передача мгновенно замолкла. </text:p>
      <text:p text:style-name="P4">От людей вокруг Ане передавалось ощущение какой-то нервной взволнованной спешки. Все шли в одном направлении, точно безвольно подчиняясь строгому однообразному распорядку этого дня, и настолько боялись опоздать, что даже не оглядывались назад. Ветер, приносивший пустынную жару, и редкие бессвязные возгласы подгоняли их. Обычно на таких улицах попадались наспех сооруженные рыночные развалы, ветхая барахолка, одинокие приставучие торговцы, но Ана никого не видела, как будто это суматошная спешка даже их согнала с улиц. Ана подумала, что ей тоже надо торопиться - она даже не добралась к надземке, а нужно будет проехать еще столько станций, прежде чем она попадет в институт. Поблескивающие вдалеке высотные пути успокаивали Ану - осталось совсем немного, чуть больше квартала - хоть и казались грубо вставленными в серый бесформенный городской ландшафт, рассекая улицу на две половины.</text:p>
      <text:p text:style-name="P4">Мостовая расширилась, все люди шли в одном направлении, никто не возвращался назад, навстречу Аны. Над улицей пролетел черный полицейский виман, в облаке дрожащего воздуха, оглушая все вокруг раскатистым ревом сжигающих небо моторов, но никто, кроме Аны, даже не посмотрел ему вслед. Ана прошла под яркой газовой вывеской - невразрачная питейная, плотно сомкнутые двери - некоторые буквы на ней почему-то тускло мерцали, точн<text:span text:style-name="T1">о</text:span> не успев остыть после ночи, хотя день уже разгорелся, и не было недостатка в свете. Некоторые дома ближе к Самкаре казались совсем новыми, недавно построенными и лишь подойдя ближе, присмотревшись, можно было увидеть, что это все те же веколетние абитинские башни, обезображенные поспешной реставрацией, выкрашенные в яркие аляповатые цвета, которые смотрелись неестественно и неуместно в плотном ряду умирающих строений. Трещины на них были неровно замазаны комковатой штукатуркой, оббитые израсцы покрыты приторными узорами - точно покойника решили подкрасить и принарядить в последний раз.</text:p>
      <text:p text:style-name="P4">Ана остановилась, чтобы передохнуть, еще один раз - рядом с таким размалеванным к вчерашнему празднику красок строением - но, когда она вышла на забитую площадь перед эстакадой ее все равно мутило от усталости.</text:p>
      <text:p text:style-name="P4">У двух лестниц, согнутых в причудливые зигза<text:span text:style-name="T1">г</text:span>и, поднимаясь кривыми уступами к высокому перрону станции, было столько людей, что вся толпа казалось единой отвратительно копошащейся массой. Зала <text:soft-page-break/>ожидания у Самкары не было, вс<text:span text:style-name="T1">я</text:span> станция ограничивались лишь высоким балконом, примыкавшим к эстакаде. Огромным, открытым ветру накопителем для ожидающих поезда стала вся городская площадь.</text:p>
      <text:p text:style-name="P4">В разношерстной толпе часто мелькали броские красные фигуры полицейских, можно было подумать, что они спешно ищут кого-то, но прохожих полицейские не останавливали, зато почему-то сгоняли с улиц недовольных торговцев. Ана подумала, что у полицейских, должно быть, тоже есть какие-то особые распоряжения, беспрекословная программа действий, согласно которой они пытаются наводить свой безумный порядок.</text:p>
      <text:p text:style-name="P4">У невзрачного приземистого здания напротив станции был грубо выворочен канализационный люк, и из круглого проема в дорожном камне валил густой прогорклый дым. Кто-то вскрикнул - совсем рядом с Аной - и несколько людей в тошнотворно-красной форме устремились на крик. <text:s/>Ана невольно попятилась, испугавшись, что полицейские могли принять ее за этого непонятного нарушителя, и попала под струю дыма, которая поднималась из открытого колодца. Ана прикрыла глаза рукой, но было уже поздно. Саднящий запах дыма чувствовался даже через респираторную маску. Ее глаза, точно обожженные кислотой, заслезились. На какое-то время Ана потеряла зрение - она видела лишь нечеткие силуэты прохожих, которые сливались в единую бесцветную массу, неправильные, как в обратной перспективе, глыбы высоких домов, поднимавших к сияющему небу, изломанную нечеловеческую конструкцию, которая когда-то была эстакадой.</text:p>
      <text:p text:style-name="P4">Прохожие поглядывали на Ану с удивлением и даже опасением - она все еще стояла, точно оцепенев, в клубящемся дыме, пытаясь прикрывать рукой свою уродливую респираторную маску, которая заменяла ей лицо, не решаясь даже сдвинуться с места, чтобы не попасть в открытый колодец. </text:p>
      <text:p text:style-name="P4">Крик раздался снова - Ана не видела, что делают полицейские, - а затем вдруг сменился протяжным жалобным пением, как у уличных попрошаек, которое быстро слилось с гомоном толпы.</text:p>
      <text:p text:style-name="P4">Ана наконец выбралась из едкого чада и, по-прежнему прикрываясь рукавом куртки, хотя ветер относил дым из колодца в противоположную сторону, направилась к нечетко проступавшей на фоне улицы эстакаде.</text:p>
      <text:p text:style-name="P4">Две изломанные лестницы, которые завершались широкой площадкой перрона, обступила плотная яростная толпа. Откуда-то сверху доносились переходящие в звон отголоски бессвязных объявлений, - наверное, сообщали о прибытии очередного поезда по сверкающим на солнце путям. Люди слепо тянулись на перрон, туда, где стонал резонирующий громкоговоритель, привлеченные этим гипнотичным шумом. Хотя одна из лестниц предназначалась для того, чтобы подняться <text:soft-page-break/>наверх, а другая вела вниз, в жаркое пекло улицы, все направления перемешались - люди, торопившиеся на поезд, пытались протолкнуться там, где спускались прибывшие на Самкару, и на ступеньках образовалась сумасшедшая давка. Непонятно было, чем заняты полицейские, в чем заключались их бездумные распоряжения, согласно которым они гоняли причитающих торговцев и преследовали незадачливого певца, но совсем не интересовались сумасшедшим столпотворением у подъема на Самкару.</text:p>
      <text:p text:style-name="P4">Ана, не отдавая себе отчета в том, что она делает, поддавшись тупому чувству толпы, привлеченной срывающимися на звон объявлениями с перрона, тоже полезла вверх по лестнице, но ее быстро оттеснили вниз, грубо оттолкнули со ступенек, и она чуть не упала, едва успев ухватиться за шаткие перила.</text:p>
      <text:p text:style-name="P4">Поезд, который, казалось, лишь на несколько мгновений задержался у забитого перрона станции, пронесся над головой, обдав Ану неестественным колким ветром.</text:p>
      <text:p text:style-name="P4">Ана попыталась пристроиться за массивным мужчиной, чтобы, защищенная его широкой спиной, подняться на перрон, однако уже на первых ступеньках человек, за которым она шгла, резко нырнул куда-то в сторону, и ей пришлось сильно прижаться к перилам, почти согнуться у качающейся перекладины, чтобы толпа вновь не стеснила ее на <text:span text:style-name="T1">площадь.</text:span> Поток людей не ослабевал, даже если поезда долго не было - казалось, что, точно в безумной круговерти, те, кто умудрялся выбраться с перрона на площадь, вновь поднимались назад.</text:p>
      <text:p text:style-name="P4">Ана какое-то время стояла, обхватив руками перила лестницы, безнадежно ожидая, когда толпа наконец поредеет. Потом сама спустилась вниз и укрылась в тени эстакады - стало припекать, у Аны даже слиплись от пота волосы на лбу. Над ней пролетел еще один поезд, а потом вся линия затихла - от раскаленной эстакады исходил жар.</text:p>
      <text:p text:style-name="P4">Ане удалось подняться до выского балкона станции только после того, как прошло несколько поездов, и всю линию как будто парализовало - не звучали больше бессвязные объявления из громкоговорителей наверху, не обдавали теплым ветром тяжелый прибывающие составы.</text:p>
      <text:p text:style-name="P4">Ану оттеснили в самый конец перрона, и она понимала, что нескоро еще сможет уехать с Самкары, даже если восстановится обычный ритм следования поездов. Воздух на станции сильно пах жженой резиной и дымом - Ана чувствовала этот запах даже сквозь респираторную маску. Глаза у нее все еще слезились.</text:p>
      <text:p text:style-name="P4">Слепая толпа внизу, разношерстная, в одеждах ярких цветов, модных в этом сезоне, постепенно редела ближе к обступающим площадь стенам безликих каменных строений. Дым все еще валил из по-прежнему незакрытого канализационного люка. Полицейские не обращали на <text:soft-page-break/>вывореченный колодец внимания и с неизменным упорством прогоняли людей, теснившихся в тени серых обветренных стен, как будто нарочно заставляя всех толкаться у высотных путей эстакады. Поездов не было видно даже вдалеке - ни в одну из сторон.</text:p>
      <text:p text:style-name="P4">В небе грузно скользил округлый лоснящийся аэростат, похожий на огромную медленно плывующую в утреннем зное бомбу; на боку его красовался сверкающий красный крест с искривленными краями - символ рассвета, хотя уже давно рассвело. Издали казалось, что дирижабль плавно оседает под своей тяжестью в расплавленном от жары воздухе, неумолимо снижаясь на пустующей эстакадой. Пролетая над самым перроном, аэростат на какое-то мгновение заслонил собой утреннее солнце, и его гладкий обтекаемый корпус засверкал в нимбе солнечных лучей.</text:p>
      <text:p text:style-name="P4">Ане обычно не удавалось увидеть этот церемонный дирижабль, отмечавший начало дня, пересекая весь город - хаотичное нагромождения кварталов, высотные эстакады, храмы и радио-ретрансляторы - с востока на запад. В это время она уже сидела в своем кабинете в институте. </text:p>
      <text:p text:style-name="P4">Ана вздохнула, провожая взглядом дирижаль. Он был и прекрасен, и уродлив одновременно - Ана не смогла бы объяснить, почему. Она опаздывала на работу.</text:p>
      <text:p text:style-name="P4">Над головой Аны захрипел серебристый громкоговоритель, похожий на длинный изогнутый ротор, и ровный металлический голос стал безразлично произносить какую-то угнетающую бессмыслицу, напоминавшую о радио-передаче, разбудившей ее по утру. Ана разобрала только "задерживается прибытие". По толпе на перроне прокатился взволнованный гомон.</text:p>
      <text:p text:style-name="P4">Задерживается прибытие.</text:p>
      <text:p text:style-name="P4">Медлительный дирижабль, изображающий рассвет, скрылся за высокими, словно выточенным из камня домами у площади. В этой части города утро уже завершилось, и наступил день.</text:p>
      <text:p text:style-name="P4">- Задерживается прибытие, - механически настаивал голос. - Внимание сохраняет форму перрона. Спокойствие выходит за линию ожидания.</text:p>
      <text:p text:style-name="P4">Ана старалась не слушать этот неестественный голос, упорно, с металлическим звоном, повторявший одно и то же объявление, но резонирующие бессмысленные слова преследовали ее, она не могла даже отойти от испорченного громкоговорителя из-за плотно обступавшей ее толпы - хотелось зажать уши руками, навеки лишить себя слуха, только бы прекратить этот навязчивый бред.</text:p>
      <text:p text:style-name="P4">Ане показалось, что она провела на перроне много часов подряд, слушая отдающееся эхом объявление о спокойствии и прибытии - скоро начнутся сумерки, на работе ее уже никто не ждет - когда за сверкающим <text:soft-page-break/>изломом эстакады показались огни опаздывающего поезда.</text:p>
      <text:p text:style-name="P4">Ана и в этот раз не смогла сесть в вагон, но зато ей удалось пробраться к самому концу перрона, где была разграничительная разметка. Спокойствие выходит за линию ожидания. Ане хотелось только поскорее уехать с Самкары - она сама поражалась, с каким слепым упорством проталкивалась к поезду, в который ей так и удалось попасть - ее бесцеремонно отпихивали в сторону, несколько раз она чуть не упала, упираясь руками в бесформенные фигуры других людей, но вновь, едва восстановив равновесие, пыталась протиснуться к той самой разграничительной линии, за которую нельзя было выходить.</text:p>
      <text:p text:style-name="P4">- Интервал поезда в движении, - сообщил резонирующий голос из громкоговорителя. - Сохраняйте спокоствие. Ожидание обретает форму через тишину.</text:p>
      <text:p text:style-name="P4">Ана подумала, что, стоит ей уехать с Самкары, как то невыносимое чувство дисгармонии, губительного разлада, поразившего весь город с самого утра - как в мелодии, которую проигрывают наоборот, и красивая музыка превращается в бессвязный надсадный шум - наконец исчезнет, и этот день, наполовину сошедший с ума, станет таким же, как и сотни других бесцветных дней до него.</text:p>
      <text:p text:style-name="P4">- Сохраняйте тишину, - не успокаивался голос.</text:p>
      <text:p text:style-name="P4">Выслушав очередное объявление, которое теперь звучало тише, заглушенное сотнями голосов людей, стоявших позади нее, Ана вдруг забеспокоилась, а выключила ли она приемник, когда выходила из дома, как будто работающее радио могло кому-нибудь навредить.</text:p>
      <text:p text:style-name="P4">Выключила.</text:p>
      <text:p text:style-name="P4">Голос из громкоговорителя продолжал методично настаивать на сохранении тишины.</text:p>
      <text:p text:style-name="P4">Ане показалось, что на перроне и вправду стало тихо - даже несмотря на бурные переговоры людей за спиной. Металлический голос неожиданно внятно произнес:</text:p>
      <text:p text:style-name="P4">- Движение поездов восстановлено, - и затем снова: - Интервал поезда в движении. Важнее перехода ожидания в постоянное пришествие только сохранение тишины спокойствия.</text:p>
      <text:p text:style-name="P4">Вдалеке показался еще один состав.</text:p>
      <text:p text:style-name="P4">Ана одной из первых оказалась в вагоне - толпа просто втолкнула ее внутрь, едва разомкнулись двери - и даже успела занять найти свободное место у окна. Вагон пришел на Самкару почти пустым.</text:p>
      <text:p text:style-name="P4">В поезде было холодно и как-то умиротворяюще спокойно - звенящий голос громкоговорителя, изрыгающий бессмыслицу, остался там, на заполненном перроне, и от него стремительно удалялся их скоростной состав, кто-то сдвинул вниз створку окна, рядом с которым сидела Ана, и в <text:soft-page-break/>образовавшийся проем хлестал ветер. Разговоры людей сливались в неразборчивое усыпляющее бормотание, вместо безумных сбивающих с толку объявлений, звучала негромкая электрическая музыка, слегка испорченная помехами от старого динамика - всякий раз, когда они приближались к станции.</text:p>
      <text:p text:style-name="P4">От Самкары Ана доехала до Келивана, а там пересела на другую линию, где уже не было такой давки. Новый поезд, только стоячее месте - Ана стояла напротив двери, ухватившись за высокий поручень, до которого еле доставала ее рука - и быстрое, под ритмичную, похожую на марш музыку, путешествие до Хоры через весь деловой район. После этого нужно было перейти на центральную в северном округе магистраль, и там Ане снова пришлось пропускать поезда.</text:p>
      <text:p text:style-name="P4">Ана сильно опоздала и <text:span text:style-name="T1">боялась столкнуться в коридоре с Садом, который наверняка бы начал допытываться о причинах столь позднего прихода. Она </text:span>тихо прошла в свою комнату - никто не встретился ей по пути, никто не обратил внимание на ее отсутствие - и села за стол <text:span text:style-name="T1">спиной к широкому</text:span> окн<text:span text:style-name="T1">у</text:span>. </text:p>
      <text:p text:style-name="P4"><text:span text:style-name="T1">Приемник</text:span> у нее на столе работал, <text:span text:style-name="T1">однако частоты как будто сбились за время ее отсутствия, и радио издавало лишь негромкое назойливое шипение.</text:span></text:p>
      <text:p text:style-name="P4">Ана вяло улыбнулась, а затем <text:span text:style-name="T1">покрутила ручку приемник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7H39M31S</meta:editing-duration>
    <meta:editing-cycles>317</meta:editing-cycles>
    <meta:generator>OpenOffice.org/3.1$Win32 OpenOffice.org_project/310m11$Build-9399</meta:generator>
    <dc:date>2010-01-22T01:34:39.08</dc:date>
    <dc:creator>Василий Воронков</dc:creator>
    <meta:document-statistic meta:table-count="0" meta:image-count="0" meta:object-count="0" meta:page-count="9" meta:paragraph-count="70" meta:word-count="2965" meta:character-count="20534"/>
    <meta:user-defined meta:name="Info 1"/>
    <meta:user-defined meta:name="Info 2"/>
    <meta:user-defined meta:name="Info 3"/>
    <meta:user-defined meta:name="Info 4"/>
  </office:meta>
</office:document-meta>
</file>